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f2b60" style:font-weight-asian="bold" style:font-weight-complex="bold"/>
    </style:style>
    <style:style style:name="P3" style:family="paragraph" style:parent-style-name="Standard">
      <style:text-properties fo:font-weight="bold" officeooo:rsid="00156432" officeooo:paragraph-rsid="00156432" style:font-weight-asian="bold" style:font-weight-complex="bold"/>
    </style:style>
    <style:style style:name="P4" style:family="paragraph" style:parent-style-name="Standard">
      <style:text-properties fo:font-weight="bold" officeooo:rsid="001ca582" officeooo:paragraph-rsid="001ca582" style:font-weight-asian="bold" style:font-weight-complex="bold"/>
    </style:style>
    <style:style style:name="P5" style:family="paragraph" style:parent-style-name="Standard">
      <style:text-properties fo:font-weight="bold" officeooo:rsid="001cf516" officeooo:paragraph-rsid="001cf516" style:font-weight-asian="bold" style:font-weight-complex="bold"/>
    </style:style>
    <style:style style:name="P6" style:family="paragraph" style:parent-style-name="Standard">
      <style:text-properties fo:font-weight="bold" officeooo:rsid="002260a8" officeooo:paragraph-rsid="002260a8" style:font-weight-asian="bold" style:font-weight-complex="bol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tyle="italic" officeooo:rsid="00148491" officeooo:paragraph-rsid="0018bb97" style:font-style-asian="italic" style:font-style-complex="italic"/>
    </style:style>
    <style:style style:name="P9" style:family="paragraph" style:parent-style-name="Standard">
      <style:text-properties fo:font-style="italic" fo:font-weight="normal" officeooo:rsid="0012925e" officeooo:paragraph-rsid="0012925e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officeooo:rsid="00140391" officeooo:paragraph-rsid="00140391"/>
    </style:style>
    <style:style style:name="P11" style:family="paragraph" style:parent-style-name="Standard">
      <style:text-properties officeooo:rsid="00148491" officeooo:paragraph-rsid="0018bb97"/>
    </style:style>
    <style:style style:name="P12" style:family="paragraph" style:parent-style-name="Standard">
      <style:text-properties officeooo:rsid="001ca582" officeooo:paragraph-rsid="001ca582"/>
    </style:style>
    <style:style style:name="P13" style:family="paragraph" style:parent-style-name="Standard">
      <style:text-properties officeooo:rsid="002260a8" officeooo:paragraph-rsid="002260a8"/>
    </style:style>
    <style:style style:name="P14" style:family="paragraph" style:parent-style-name="Standard">
      <style:text-properties officeooo:paragraph-rsid="004c6353"/>
    </style:style>
    <style:style style:name="P15" style:family="paragraph" style:parent-style-name="Text_20_body">
      <style:paragraph-properties fo:padding="0.049cm" fo:border="0.06pt solid #000000" style:shadow="none" style:writing-mode="page"/>
      <style:text-properties fo:font-style="italic" officeooo:rsid="00591674" officeooo:paragraph-rsid="00061057" style:font-style-asian="italic" style:font-style-complex="italic"/>
    </style:style>
    <style:style style:name="P16" style:family="paragraph" style:parent-style-name="Text_20_body">
      <style:paragraph-properties fo:padding="0.049cm" fo:border="0.06pt solid #000000" style:shadow="none" style:writing-mode="page"/>
      <style:text-properties officeooo:paragraph-rsid="00061057"/>
    </style:style>
    <style:style style:name="P17" style:family="paragraph" style:parent-style-name="Text_20_body">
      <style:text-properties fo:font-style="italic" officeooo:rsid="00591674" officeooo:paragraph-rsid="00061057" style:font-style-asian="italic" style:font-style-complex="italic"/>
    </style:style>
    <style:style style:name="T1" style:family="text">
      <style:text-properties officeooo:rsid="0003b3ef"/>
    </style:style>
    <style:style style:name="T2" style:family="text">
      <style:text-properties officeooo:rsid="00048fb5"/>
    </style:style>
    <style:style style:name="T3" style:family="text">
      <style:text-properties officeooo:rsid="003fc027"/>
    </style:style>
    <style:style style:name="T4" style:family="text">
      <style:text-properties officeooo:rsid="005ab5f1"/>
    </style:style>
    <style:style style:name="T5" style:family="text">
      <style:text-properties officeooo:rsid="0069cbea"/>
    </style:style>
    <style:style style:name="T6" style:family="text">
      <style:text-properties officeooo:rsid="005e182b"/>
    </style:style>
    <style:style style:name="T7" style:family="text">
      <style:text-properties officeooo:rsid="0062ec52"/>
    </style:style>
    <style:style style:name="T8" style:family="text">
      <style:text-properties fo:font-style="normal" officeooo:rsid="0062ec52" style:font-style-asian="normal" style:font-style-complex="normal"/>
    </style:style>
    <style:style style:name="T9" style:family="text">
      <style:text-properties fo:font-style="normal" officeooo:rsid="005afd8e" style:font-style-asian="normal" style:font-style-complex="normal"/>
    </style:style>
    <style:style style:name="T10" style:family="text">
      <style:text-properties fo:font-style="normal" officeooo:rsid="005eac38" style:font-style-asian="normal" style:font-style-complex="normal"/>
    </style:style>
    <style:style style:name="T11" style:family="text">
      <style:text-properties fo:font-style="normal" officeooo:rsid="006184ae" style:font-style-asian="normal" style:font-style-complex="normal"/>
    </style:style>
    <style:style style:name="T12" style:family="text">
      <style:text-properties officeooo:rsid="0009878e"/>
    </style:style>
    <style:style style:name="T13" style:family="text">
      <style:text-properties officeooo:rsid="000b7629"/>
    </style:style>
    <style:style style:name="T14" style:family="text">
      <style:text-properties officeooo:rsid="000b8d0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d2dfb" style:font-weight-asian="bold" style:font-weight-complex="bold"/>
    </style:style>
    <style:style style:name="T17" style:family="text">
      <style:text-properties fo:font-weight="bold" officeooo:rsid="003b9918" style:font-weight-asian="bold" style:font-weight-complex="bold"/>
    </style:style>
    <style:style style:name="T18" style:family="text">
      <style:text-properties fo:font-weight="bold" officeooo:rsid="004d1a62" style:font-weight-asian="bold" style:font-weight-complex="bold"/>
    </style:style>
    <style:style style:name="T19" style:family="text">
      <style:text-properties fo:font-weight="bold" officeooo:rsid="005148be" style:font-weight-asian="bold" style:font-weight-complex="bold"/>
    </style:style>
    <style:style style:name="T20" style:family="text">
      <style:text-properties officeooo:rsid="000f2b60"/>
    </style:style>
    <style:style style:name="T21" style:family="text">
      <style:text-properties officeooo:rsid="000f562c"/>
    </style:style>
    <style:style style:name="T22" style:family="text">
      <style:text-properties officeooo:rsid="000fd271"/>
    </style:style>
    <style:style style:name="T23" style:family="text">
      <style:text-properties officeooo:rsid="000fd4a0"/>
    </style:style>
    <style:style style:name="T24" style:family="text">
      <style:text-properties officeooo:rsid="00108378"/>
    </style:style>
    <style:style style:name="T25" style:family="text">
      <style:text-properties officeooo:rsid="0011e25a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161846"/>
    </style:style>
    <style:style style:name="T28" style:family="text">
      <style:text-properties officeooo:rsid="0018bb97"/>
    </style:style>
    <style:style style:name="T29" style:family="text">
      <style:text-properties officeooo:rsid="001cf516"/>
    </style:style>
    <style:style style:name="T30" style:family="text">
      <style:text-properties officeooo:rsid="001ef4a5"/>
    </style:style>
    <style:style style:name="T31" style:family="text">
      <style:text-properties officeooo:rsid="00232aa6"/>
    </style:style>
    <style:style style:name="T32" style:family="text">
      <style:text-properties officeooo:rsid="00254c8d"/>
    </style:style>
    <style:style style:name="T33" style:family="text">
      <style:text-properties officeooo:rsid="0025a04a"/>
    </style:style>
    <style:style style:name="T34" style:family="text">
      <style:text-properties officeooo:rsid="00278dd8"/>
    </style:style>
    <style:style style:name="T35" style:family="text">
      <style:text-properties officeooo:rsid="0029010b"/>
    </style:style>
    <style:style style:name="T36" style:family="text">
      <style:text-properties officeooo:rsid="002a5984"/>
    </style:style>
    <style:style style:name="T37" style:family="text">
      <style:text-properties officeooo:rsid="002afe49"/>
    </style:style>
    <style:style style:name="T38" style:family="text">
      <style:text-properties officeooo:rsid="002bea68"/>
    </style:style>
    <style:style style:name="T39" style:family="text">
      <style:text-properties officeooo:rsid="003039ca"/>
    </style:style>
    <style:style style:name="T40" style:family="text">
      <style:text-properties officeooo:rsid="0032d279"/>
    </style:style>
    <style:style style:name="T41" style:family="text">
      <style:text-properties officeooo:rsid="0035d180"/>
    </style:style>
    <style:style style:name="T42" style:family="text">
      <style:text-properties officeooo:rsid="003d20c8"/>
    </style:style>
    <style:style style:name="T43" style:family="text">
      <style:text-properties officeooo:rsid="003e503f"/>
    </style:style>
    <style:style style:name="T44" style:family="text">
      <style:text-properties officeooo:rsid="00405362"/>
    </style:style>
    <style:style style:name="T45" style:family="text">
      <style:text-properties officeooo:rsid="0045c1d7"/>
    </style:style>
    <style:style style:name="T46" style:family="text">
      <style:text-properties officeooo:rsid="0047f9b7"/>
    </style:style>
    <style:style style:name="T47" style:family="text">
      <style:text-properties officeooo:rsid="0048aa08"/>
    </style:style>
    <style:style style:name="T48" style:family="text">
      <style:text-properties officeooo:rsid="0049d833"/>
    </style:style>
    <style:style style:name="T49" style:family="text">
      <style:text-properties officeooo:rsid="004b1bf1"/>
    </style:style>
    <style:style style:name="T50" style:family="text">
      <style:text-properties officeooo:rsid="004c5cff"/>
    </style:style>
    <style:style style:name="T51" style:family="text">
      <style:text-properties officeooo:rsid="004c6353"/>
    </style:style>
    <style:style style:name="T52" style:family="text">
      <style:text-properties officeooo:rsid="004ce8f5"/>
    </style:style>
    <style:style style:name="T53" style:family="text">
      <style:text-properties officeooo:rsid="0050bd24"/>
    </style:style>
    <style:style style:name="T54" style:family="text">
      <style:text-properties officeooo:rsid="005148be"/>
    </style:style>
    <style:style style:name="T55" style:family="text">
      <style:text-properties fo:font-weight="normal" officeooo:rsid="0009878e" style:font-weight-asian="normal" style:font-weight-complex="normal"/>
    </style:style>
    <style:style style:name="T56" style:family="text">
      <style:text-properties fo:font-size="10pt" fo:font-weight="normal" officeooo:rsid="0009878e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tion XML-TEI – <text:span text:style-name="T1">HN</text:span> – 2019-2020</text:p>
      <text:p text:style-name="Standard"/>
      <text:p text:style-name="P1">À rendre le <text:span text:style-name="T2">18</text:span> <text:span text:style-name="T2">mai</text:span> 2020</text:p>
      <text:p text:style-name="Standard"/>
      <text:p text:style-name="P7">Consignes générales</text:p>
      <text:p text:style-name="Standard"/>
      <text:p text:style-name="P17">Proposer un encodage XML TEI adapté à votre corpus</text:p>
      <text:p text:style-name="P16">– Structurer <text:span text:style-name="T3">en XML-TEI</text:span> votre texte en respectant le genre auquel appartient votre extrait <text:span text:style-name="T4">et selon un projet d’exploitation des données du fichier (/5) ;</text:span></text:p>
      <text:p text:style-name="P16">– Compléter de la manière la plus précise possible le teiHeader de votre édition, en fonction des éléments nécessaires à son établissement et à la compréhension du texte (/<text:span text:style-name="T5">3) ;</text:span></text:p>
      <text:p text:style-name="P16">– Écrire une ODD adaptée à votre encodage <text:span text:style-name="T6">en contraignant l’usage de certains attributs et leur liste de valeur des attributs (/3) ;</text:span></text:p>
      <text:p text:style-name="P15"><text:span text:style-name="T7">–</text:span><text:span text:style-name="T8"> À partir de votre ODD, générer la documentation HTML de votre projet. </text:span><text:span text:style-name="T9">La documentation doit comprendre :</text:span></text:p>
      <text:p text:style-name="P15"><text:span text:style-name="T9"><text:tab/>– Une présentation du corpus ; </text:span><text:span text:style-name="T10">(/2)</text:span></text:p>
      <text:p text:style-name="P15"><text:span text:style-name="T9"><text:tab/>– Un projet d’exploitation des données, mettant en lumière une exploitation qui profite des apports du numérique ; </text:span><text:span text:style-name="T10">(/</text:span><text:span text:style-name="T11">4</text:span><text:span text:style-name="T10">)</text:span></text:p>
      <text:p text:style-name="P15"><text:span text:style-name="T9"><text:tab/>– Une présentation argumentée du balisage choisi. </text:span><text:span text:style-name="T10">(/3)</text:span></text:p>
      <text:p text:style-name="Standard"/>
      <text:p text:style-name="P7">Liste des sujets possibles</text:p>
      <text:p text:style-name="Standard"/>
      <text:p text:style-name="P1">S’inscrire sur le <text:span text:style-name="T53">google </text:span>drive avant le 1<text:span text:style-name="T12">9</text:span> <text:span text:style-name="T12">mars : </text:span><text:span text:style-name="T56">https://docs.google.com/spreadsheets/d/1mzlIs88JHA95VYZv-UO7CL81l7olDk3Dbk1cguxxC4s/edit?usp=sharing</text:span></text:p>
      <text:p text:style-name="Standard"/>
      <text:p text:style-name="P1">I- <text:span text:style-name="T13">Edition d’un texte moderne : La correspondance de madame de Sévigné ou Iphigénie de Racine</text:span></text:p>
      <text:p text:style-name="Standard"/>
      <text:p text:style-name="Standard">- <text:s/>Télécharger le texte via l’interface de Gallica ;</text:p>
      <text:p text:style-name="Standard">- <text:s/>Nettoyer le texte (doubles espaces, problème sur les caractères accentués, coquilles…) ;</text:p>
      <text:p text:style-name="Standard">- <text:s/>Structurer le texte en prenant en compte le genre <text:span text:style-name="T27">littéraire et des informations dont vous disposez</text:span> ;</text:p>
      <text:p text:style-name="Standard">- <text:s/>Ajouter dans le texte toutes les notes nécessaires à la compréhension du texte ;</text:p>
      <text:p text:style-name="Standard">- <text:s/>Signaler dans le texte les dates, les noms de personnages, les noms de lieux ;</text:p>
      <text:p text:style-name="Standard">- <text:s/>Faire un index des noms de personnages et de lieux ;</text:p>
      <text:p text:style-name="Standard">- <text:s/>Compléter le TEIheader ;</text:p>
      <text:p text:style-name="Standard">- <text:s/>Écrire l’ODD la plus restrictive possible en fonction de votre encodage ;</text:p>
      <text:p text:style-name="Standard">- <text:s/>Ajouter dans votre ODD la documentation sur votre projet d’encodage, les éléments que vous avez encodés : pourquoi et comment, et quels pourront être à terme les usages de votre édition.</text:p>
      <text:p text:style-name="Standard"/>
      <text:p text:style-name="P9">Correspondance de madame de Sévigné </text:p>
      <text:p text:style-name="Standard"><text:span text:style-name="T15">Sujet n° </text:span><text:span text:style-name="T16">1</text:span><text:span text:style-name="T15"> : Tome XI, lettres 1302-1305 </text:span> <text:a xlink:type="simple" xlink:href="https://gallica.bnf.fr/ark:/12148/bpt6k6323006w/f50.image" text:style-name="Internet_20_link" text:visited-style-name="Visited_20_Internet_20_Link">https://gallica.bnf.fr/ark:/12148/bpt6k6323006w/f50.image</text:a> </text:p>
      <text:p text:style-name="P2">Sujet n° <text:span text:style-name="T21">2</text:span> : Tome XI, lettres 139<text:span text:style-name="T20">9</text:span>-<text:span text:style-name="T22">1400</text:span></text:p>
      <text:p text:style-name="Standard"><text:a xlink:type="simple" xlink:href="https://gallica.bnf.fr/ark:/12148/bpt6k6323006w/f395.image" text:style-name="Internet_20_link" text:visited-style-name="Visited_20_Internet_20_Link">https://gallica.bnf.fr/ark:/12148/bpt6k6323006w/f395.image</text:a> </text:p>
      <text:p text:style-name="P1"><text:span text:style-name="T24">S</text:span>ujet n°<text:span text:style-name="T25">3</text:span> : Tome XI, lettres <text:span text:style-name="T23">1401-1402</text:span></text:p>
      <text:p text:style-name="Standard"><text:soft-page-break/><text:a xlink:type="simple" xlink:href="https://gallica.bnf.fr/ark:/12148/bpt6k6323006w/f406.image" text:style-name="Internet_20_link" text:visited-style-name="Visited_20_Internet_20_Link">https://gallica.bnf.fr/ark:/12148/bpt6k6323006w/f406.image</text:a> </text:p>
      <text:p text:style-name="P8"/>
      <text:p text:style-name="P11"><text:span text:style-name="T26">Iphigénie en Aulide</text:span>, Racine : </text:p>
      <text:p text:style-name="P11"><text:s/><text:a xlink:type="simple" xlink:href="https://gallica.bnf.fr/ark:/12148/bpt6k57237314.r=Racine?rk=85837;2" text:style-name="Internet_20_link" text:visited-style-name="Visited_20_Internet_20_Link">https://gallica.bnf.fr/ark:/12148/bpt6k57237314</text:a></text:p>
      <text:p text:style-name="P6">Attention : pensez à bien encoder la liste des personnages, mais aussi les informations sur la <text:span text:style-name="T31">représentation</text:span> scénique de la pièce et les conditions de la première représentation.</text:p>
      <text:p text:style-name="P13"/>
      <text:p text:style-name="P3">Sujet n° 4 : <text:span text:style-name="T28">Acte I, scènes 1 et 2</text:span></text:p>
      <text:p text:style-name="Standard"><text:a xlink:type="simple" xlink:href="https://gallica.bnf.fr/ark:/12148/bpt6k57237314/f4.image.r=Racine" text:style-name="Internet_20_link" text:visited-style-name="Visited_20_Internet_20_Link">https://gallica.bnf.fr/ark:/12148/bpt6k57237314/f4.image</text:a></text:p>
      <text:p text:style-name="P4">Sujet n°5 : Acte I, scène<text:span text:style-name="T29">s 3 à 5 + Acte 2, scène 1</text:span></text:p>
      <text:p text:style-name="P12"><text:a xlink:type="simple" xlink:href="https://gallica.bnf.fr/ark:/12148/bpt6k57237314/f10.image.r=Racine" text:style-name="Internet_20_link" text:visited-style-name="Visited_20_Internet_20_Link">https://gallica.bnf.fr/ark:/12148/bpt6k57237314/f10.image</text:a></text:p>
      <text:p text:style-name="P5">Sujet n°6 : Acte II, scènes <text:span text:style-name="T30">2 à 6</text:span></text:p>
      <text:p text:style-name="P10"><text:a xlink:type="simple" xlink:href="https://gallica.bnf.fr/ark:/12148/bpt6k57237314/f16.image.r=Racine" text:style-name="Internet_20_link" text:visited-style-name="Visited_20_Internet_20_Link">https://gallica.bnf.fr/ark:/12148/bpt6k57237314/f16.image</text:a></text:p>
      <text:p text:style-name="Standard"/>
      <text:p text:style-name="P1">II— Édition à visée paléographique : <text:span text:style-name="T14">La Bestiaire d’Amours de Richard de Fournival, d’après le manuscrit 412 de l a BnF.</text:span></text:p>
      <text:p text:style-name="Standard"/>
      <text:p text:style-name="Standard">- Structurer le texte fourni en divisions de type section en fonction des initiales ornées, et en paragraphes si des subdivisions vous semblent nécessaires pour le sens ;</text:p>
      <text:p text:style-name="Standard">- Renseigner le teiHeader, et plus précisément le msDesc à l’aide de la notice Gallica du manuscrit 41<text:span text:style-name="T14">2</text:span> et de la notice Jonas : <text:a xlink:type="simple" xlink:href="http://jonas.irht.cnrs.fr/consulter/manuscrit/detail_manuscrit.php?projet=45533" text:style-name="Internet_20_link" text:visited-style-name="Visited_20_Internet_20_Link">http://jonas.irht.cnrs.fr/consulter/manuscrit/detail_manuscrit.php?projet=45533</text:a> </text:p>
      <text:p text:style-name="Standard">- Aider-vous de l'HTR fourni pour faire votre transcription (corriger les erreurs);</text:p>
      <text:p text:style-name="Standard">- Encoder les abréviations et les normalisations graphiques de manière à conserver la graphie originale et à proposer une graphie régularisée (penser à utiliser une fonte adaptée à votre travail, ainsi qu’à proposer des entités décimales pour les caractères spéciaux);</text:p>
      <text:p text:style-name="Standard">- <text:span text:style-name="T35">Mettre en place une liste d’entités pour faciliter l’encodage</text:span> ;</text:p>
      <text:p text:style-name="Standard">- <text:span text:style-name="T39">Mettre en place un index des noms d’animaux ;</text:span></text:p>
      <text:p text:style-name="Standard">- Écrire l’ODD la plus restrictive possible en fonction de votre encodage ;</text:p>
      <text:p text:style-name="Standard">- Ajouter dans votre ODD la documentation sur votre projet d’encodage, les éléments que vous avez encodés : pourquoi et comment.</text:p>
      <text:p text:style-name="Standard">- Présenter comment votre encodage pourrait être exploité.</text:p>
      <text:p text:style-name="Standard"/>
      <text:p text:style-name="P1">Sujet n°<text:span text:style-name="T54">7</text:span> : <text:span text:style-name="T32">Notices n°1 et 2 : le coq et l’âne</text:span></text:p>
      <text:p text:style-name="Standard">fol.2<text:span text:style-name="T32">28b</text:span>-<text:span text:style-name="T37">fol.228d</text:span> :</text:p>
      <text:p text:style-name="Standard">de « <text:span text:style-name="T33">Car aussi come uns rois</text:span> » à « <text:span text:style-name="T34">Car le chanter doi je bien avoir perdu : si vos dirai par raisson.</text:span>»</text:p>
      <text:p text:style-name="Standard"><text:a xlink:type="simple" xlink:href="https://gallica.bnf.fr/ark:/12148/btv1b84259980/f465.item.zoom" text:style-name="Internet_20_link" text:visited-style-name="Visited_20_Internet_20_Link">https://gallica.bnf.fr/ark:/12148/btv1b84259980/f465.item.zoom</text:a> </text:p>
      <text:p text:style-name="Standard"/>
      <text:p text:style-name="P1">Sujet n°<text:span text:style-name="T54">8</text:span> : <text:span text:style-name="T36">Notices n°2 à n°5 : le loup, le grillon, le cygne et le chien</text:span></text:p>
      <text:p text:style-name="Standard">fol.<text:span text:style-name="T37">228d</text:span>-fol.<text:span text:style-name="T40">229c</text:span> :</text:p>
      <text:p text:style-name="Standard">« <text:span text:style-name="T38">La nature del leu</text:span> » à « <text:span text:style-name="T41">et d’ome q’ele ne cuide mie q’il l’aint se viut ele fermement garder. »</text:span></text:p>
      <text:p text:style-name="Standard"><text:a xlink:type="simple" xlink:href="https://gallica.bnf.fr/ark:/12148/btv1b84259980/f466.item.zoom" text:style-name="Internet_20_link" text:visited-style-name="Visited_20_Internet_20_Link">https://gallica.bnf.fr/ark:/12148/btv1b84259980/f466.item.zoom</text:a> </text:p>
      <text:p text:style-name="Standard"/>
      <text:p text:style-name="Standard"><text:span text:style-name="T15">Sujet n°</text:span><text:span text:style-name="T19">9</text:span><text:span text:style-name="T15"> : </text:span><text:span text:style-name="T17">Notices n°6 à 9: la guivre, le singe, le corbeau et le lion</text:span></text:p>
      <text:p text:style-name="Standard"><text:span text:style-name="T45">f</text:span>ol.<text:span text:style-name="T42">229C</text:span>-<text:span text:style-name="T45">fol.230c</text:span>: <text:s/>« <text:span text:style-name="T43">Aussi com il avient de la wivre</text:span> » à « <text:span text:style-name="T44">grignor mestier puet avoir et toudis voelle on parler d’el</text:span> »</text:p>
      <text:p text:style-name="Standard"><text:a xlink:type="simple" xlink:href="https://gallica.bnf.fr/ark:/12148/btv1b84259980/f468.item.zoom" text:style-name="Internet_20_link" text:visited-style-name="Visited_20_Internet_20_Link">https://gallica.bnf.fr/ark:/12148/btv1b84259980/f468.item.zoom</text:a> </text:p>
      <text:p text:style-name="Standard"/>
      <text:p text:style-name="P1">III— Édition critique : <text:span text:style-name="T46">Vies des douze Césars, Divus Julius, Liber I, Suétone</text:span></text:p>
      <text:p text:style-name="Standard"/>
      <text:p text:style-name="Standard">- À l'aide du xml fourni, structurer le texte en répliques qui correspondent à la structuration du texte;</text:p>
      <text:p text:style-name="Standard"><text:soft-page-break/>- Encoder les noms de personnages, de lieux et faire un index de ces derniers dans le teiHeader ;</text:p>
      <text:p text:style-name="Standard">-  À l’aide des documents fournis, proposer une édition critique basée sur la conversion de l’édition des belles lettres de <text:span text:style-name="T47">Henri Ailloud</text:span> de 19<text:span text:style-name="T47">81</text:span> (quand le texte fourni diffère, proposer en variante ce dernier en déclarant #perseus comme témoin) ;</text:p>
      <text:p text:style-name="Standard"><text:s/>- Compléter le teiHeader ;</text:p>
      <text:p text:style-name="Standard"><text:s/>- Déclarer dans le teiHeader, la liste des témoins en vous appuyant sur les informations de l’introduction de l’édition des belles lettres ;</text:p>
      <text:p text:style-name="Standard"><text:s/>- Constituer un apparat critique en suivant la méthode de la parallel-segmentation ;</text:p>
      <text:p text:style-name="Standard">-  Écrire l’ODD, la plus restrictive possible en fonction de votre encodage ;</text:p>
      <text:p text:style-name="Standard">- Ajouter dans votre ODD la documentation sur votre projet d’encodage, les éléments que vous avez encodés : pourquoi et comment.</text:p>
      <text:p text:style-name="Standard">- Présenter les avantages d’une édition critique nativement numérique, par rapport à une « édition papier traditionnelle ».</text:p>
      <text:p text:style-name="Standard"/>
      <text:p text:style-name="Standard"><text:span text:style-name="T15">Sujet n° </text:span><text:span text:style-name="T18">1</text:span><text:span text:style-name="T19">0</text:span> : §<text:span text:style-name="T48">1-§6</text:span>. « A<text:span text:style-name="T48">nnum agens</text:span> »à « <text:span text:style-name="T48">de pollutis sacris decreverit</text:span> »</text:p>
      <text:p text:style-name="Standard"><text:span text:style-name="T15">Sujet n° </text:span><text:span text:style-name="T19">11</text:span> : §<text:span text:style-name="T49">7-16</text:span> : « <text:span text:style-name="T50">Quaestori ulterior Hispania</text:span> » à « <text:span text:style-name="T49">in integrum restituit inducto priore decreto</text:span> »</text:p>
      <text:p text:style-name="P14"><text:span text:style-name="T15">Sujet n° </text:span><text:span text:style-name="T19">12</text:span> : §<text:span text:style-name="T51">17-21</text:span> : « <text:span text:style-name="T51">Recidit rursus</text:span> » à « <text:span text:style-name="T52">eum toto conseruaret</text:span> »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riane Pinche</meta:initial-creator>
    <meta:creation-date>2020-03-04T10:29:08.555596082</meta:creation-date>
    <meta:generator>LibreOffice/6.3.3.2$MacOSX_X86_64 LibreOffice_project/a64200df03143b798afd1ec74a12ab50359878ed</meta:generator>
    <dc:date>2020-03-05T19:09:02.341479787</dc:date>
    <dc:creator>Ariane Pinche</dc:creator>
    <meta:editing-duration>PT4H18M53S</meta:editing-duration>
    <meta:editing-cycles>85</meta:editing-cycles>
    <meta:document-statistic meta:table-count="0" meta:image-count="0" meta:object-count="0" meta:page-count="3" meta:paragraph-count="72" meta:word-count="953" meta:character-count="6115" meta:non-whitespace-character-count="5196"/>
  </office:meta>
</office:document-meta>
</file>